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rc/</text:p>
      <text:p text:style-name="Standard"><text:s text:c="2"/>app/</text:p>
      <text:p text:style-name="Standard"><text:s text:c="4"/>core/ <text:s text:c="15"/>← services globaux, auth, interceptors, guards</text:p>
      <text:p text:style-name="Standard"><text:s text:c="6"/>auth/</text:p>
      <text:p text:style-name="Standard"><text:s text:c="8"/>keycloak.service.ts</text:p>
      <text:p text:style-name="Standard"><text:s text:c="6"/>interceptors/</text:p>
      <text:p text:style-name="Standard"><text:s text:c="8"/>auth.interceptor.ts</text:p>
      <text:p text:style-name="Standard"><text:s text:c="6"/>guards/</text:p>
      <text:p text:style-name="Standard"><text:s text:c="8"/>auth.guard.ts</text:p>
      <text:p text:style-name="Standard"><text:s text:c="6"/>layout/</text:p>
      <text:p text:style-name="Standard"><text:s text:c="8"/>header/</text:p>
      <text:p text:style-name="Standard"><text:s text:c="8"/>sidebar/</text:p>
      <text:p text:style-name="Standard"><text:s text:c="4"/>shared/ <text:s text:c="13"/>← composants réutilisables, pipes, directives</text:p>
      <text:p text:style-name="Standard"><text:s text:c="6"/>components/</text:p>
      <text:p text:style-name="Standard"><text:s text:c="6"/>utils/</text:p>
      <text:p text:style-name="Standard"><text:s text:c="4"/>features/ <text:s text:c="11"/>← chaque domaine métier</text:p>
      <text:p text:style-name="Standard"><text:s text:c="6"/>orders/</text:p>
      <text:p text:style-name="Standard"><text:s text:c="8"/>pages/</text:p>
      <text:p text:style-name="Standard"><text:s text:c="10"/>orders-list/</text:p>
      <text:p text:style-name="Standard"><text:s text:c="8"/>components/</text:p>
      <text:p text:style-name="Standard"><text:s text:c="8"/>services/</text:p>
      <text:p text:style-name="Standard"><text:s text:c="4"/>app.routes.ts</text:p>
      <text:p text:style-name="Standard"><text:s text:c="4"/>app.component.ts</text:p>
      <text:p text:style-name="Standard"><text:s text:c="4"/>app.config.ts</text:p>
      <text:p text:style-name="Standard"/>
      <text:p text:style-name="Standard"/>
      <text:p text:style-name="Standard"/>
      <text:p text:style-name="Standard"/>
      <text:h text:style-name="Heading_20_1" text:outline-level="1">? Et maintenant ?</text:h>
      <text:p text:style-name="Text_20_body">On a deux chemins possibles :</text:p>
      <text:h text:style-name="Heading_20_2" text:outline-level="2">? 1) <text:span text:style-name="Strong_20_Emphasis">Intégrer Keycloak proprement</text:span></text:h>
      <text:list xml:id="list5730336427390462742" text:style-name="L1">
        <text:list-item>
          <text:p text:style-name="P1">création du <text:span text:style-name="Source_20_Text">KeycloakService</text:span></text:p>
        </text:list-item>
        <text:list-item>
          <text:p text:style-name="P1">initialisation dans <text:span text:style-name="Source_20_Text">main.ts</text:span></text:p>
        </text:list-item>
        <text:list-item>
          <text:p text:style-name="P1">interceptor JWT</text:p>
        </text:list-item>
        <text:list-item>
          <text:p text:style-name="P1">guard d’accès</text:p>
        </text:list-item>
        <text:list-item>
          <text:p text:style-name="P1">test de connexion</text:p>
        </text:list-item>
      </text:list>
      <text:h text:style-name="Heading_20_2" text:outline-level="2">? 2) <text:span text:style-name="Strong_20_Emphasis">Construire le layout (header + sidebar)</text:span></text:h>
      <text:list xml:id="list2538018582879118707" text:style-name="L2">
        <text:list-item>
          <text:p text:style-name="P2">thème dark (je sais que tu aimes ça)</text:p>
        </text:list-item>
        <text:list-item>
          <text:p text:style-name="P2">structure responsive</text:p>
        </text:list-item>
        <text:list-item>
          <text:p text:style-name="P2">navigation Orders</text:p>
        </text:list-item>
      </text:list>
      <text:h text:style-name="Heading_20_2" text:outline-level="2"><text:soft-page-break/>? 3) <text:span text:style-name="Strong_20_Emphasis">Créer la page Orders</text:span></text:h>
      <text:list xml:id="list2548188687315555424" text:style-name="L3">
        <text:list-item>
          <text:p text:style-name="P3">tableau Material</text:p>
        </text:list-item>
        <text:list-item>
          <text:p text:style-name="P3">service mocké</text:p>
        </text:list-item>
        <text:list-item>
          <text:p text:style-name="P3">intégration API plus tard</text:p>
        </text:list-item>
      </text:list>
      <text:p text:style-name="Text_20_body">Tu veux qu’on attaque <text:span text:style-name="Strong_20_Emphasis">Keycloak</text:span>, <text:span text:style-name="Strong_20_Emphasis">le layout</text:span>, ou <text:span text:style-name="Strong_20_Emphasis">la page Orders</text:span> en premier ?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? Tu veux qu’on continue avec quoi maintenant ?</text:h>
      <text:list xml:id="list2421932600639347693" text:style-name="L4">
        <text:list-item>
          <text:p text:style-name="P4"><text:span text:style-name="Strong_20_Emphasis">Mettre en forme le layout (header + sidebar + thème dark)</text:span></text:p>
        </text:list-item>
        <text:list-item>
          <text:p text:style-name="P4"><text:span text:style-name="Strong_20_Emphasis">Intégrer Keycloak proprement</text:span></text:p>
        </text:list-item>
        <text:list-item>
          <text:p text:style-name="P4"><text:span text:style-name="Strong_20_Emphasis">Créer la page Orders avec un tableau Material</text:span></text:p>
        </text:list-item>
        <text:list-item>
          <text:p text:style-name="P4"><text:span text:style-name="Strong_20_Emphasis">Mettre en place l’interceptor JWT</text:span></text:p>
        </text:list-item>
      </text:list>
      <text:p text:style-name="Standard"/>
      <text:p text:style-name="Standard"/>
      <text:p text:style-name="Standard"/>
      <text:h text:style-name="Heading_20_2" text:outline-level="2">1) Ajouter le service Keycloak</text:h>
      <text:p text:style-name="Text_20_body">Un service simple, propre, qui gère :</text:p>
      <text:list xml:id="list4042232448702512166" text:style-name="L5">
        <text:list-item>
          <text:p text:style-name="P5">login</text:p>
        </text:list-item>
        <text:list-item>
          <text:p text:style-name="P5">logout</text:p>
        </text:list-item>
        <text:list-item>
          <text:p text:style-name="P5">refresh token</text:p>
        </text:list-item>
        <text:list-item>
          <text:p text:style-name="P5">récupération du token</text:p>
        </text:list-item>
      </text:list>
      <text:h text:style-name="Heading_20_2" text:outline-level="2">2) Initialiser Keycloak dans <text:span text:style-name="Source_20_Text">main.ts</text:span></text:h>
      <text:p text:style-name="Text_20_body">Avec un <text:span text:style-name="Source_20_Text">bootstrapApplication</text:span> qui attend l’initialisation avant de lancer Angular.</text:p>
      <text:h text:style-name="Heading_20_2" text:outline-level="2">3) Ajouter un interceptor JWT</text:h>
      <text:p text:style-name="Text_20_body">Pour ajouter automatiquement le token dans les appels API.</text:p>
      <text:h text:style-name="Heading_20_2" text:outline-level="2">4) Ajouter un guard <text:span text:style-name="Source_20_Text">auth.guard.ts</text:span></text:h>
      <text:p text:style-name="Text_20_body">Pour protéger les routes <text:span text:style-name="Source_20_Text">/orders</text:span>, <text:span text:style-name="Source_20_Text">/admin</text:span>, etc.</text:p>
      <text:h text:style-name="Heading_20_2" text:outline-level="2"><text:soft-page-break/>5) Ajouter un bouton “Logout” dans ton header</text:h>
      <text:p text:style-name="Text_20_body">Simple, propre, efficac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u Personnic</meta:initial-creator>
    <meta:creation-date>2026-02-23T17:43:06.74</meta:creation-date>
    <meta:document-statistic meta:table-count="0" meta:image-count="0" meta:object-count="0" meta:page-count="3" meta:paragraph-count="60" meta:word-count="241" meta:character-count="1670"/>
    <dc:date>2026-02-23T18:08:38.50</dc:date>
    <dc:creator>Matthieu Personnic</dc:creator>
    <meta:editing-duration>PT25M32S</meta:editing-duration>
    <meta:editing-cycles>1</meta:editing-cycles>
    <meta:generator>OpenOffice/4.1.15$Win32 OpenOffice.org_project/4115m2$Build-9813</meta:generator>
  </office:meta>
</office:document-meta>
</file>